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3bc7"/>
    </style:style>
    <style:style style:name="P2" style:family="paragraph" style:parent-style-name="Standard">
      <style:text-properties officeooo:rsid="00063bc7" officeooo:paragraph-rsid="00063bc7"/>
    </style:style>
    <style:style style:name="P3" style:family="paragraph" style:parent-style-name="Standard">
      <style:text-properties officeooo:rsid="0006dd93" officeooo:paragraph-rsid="0006dd93"/>
    </style:style>
    <style:style style:name="P4" style:family="paragraph" style:parent-style-name="Standard">
      <style:text-properties officeooo:paragraph-rsid="00089e30"/>
    </style:style>
    <style:style style:name="P5" style:family="paragraph" style:parent-style-name="Standard">
      <style:text-properties officeooo:rsid="00089e30" officeooo:paragraph-rsid="00089e30"/>
    </style:style>
    <style:style style:name="T1" style:family="text">
      <style:text-properties officeooo:rsid="00089e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) To retrieve details of all books in the library including id,title,name of publisher,author name, no. of copies in each branch.</text:p>
      <text:p text:style-name="P1"/>
      <text:p text:style-name="P1">select b.book_id,b.title,b.publisher_name,ba.author_name,bc.number_of_copies,bc.branch_id from book b,book_author ba,book_copies bc where b.book_id=ba.book_id AND bc.book_id=b.book_id;</text:p>
      <text:p text:style-name="P1"/>
      <text:p text:style-name="P1">mysql&gt; select b.book_id,b.title,b.publisher_name,ba.author_name,bc.No_ofcopies,bc.branch_id from book b,book_author ba,book_copies bc where b.book_id=ba.book_id AND bc.book_id=b.book_id;</text:p>
      <text:p text:style-name="P1">+---------+-------+-----------------+----------------+-------------+-----------+</text:p>
      <text:p text:style-name="P1">| book_id | title | publisher_name <text:s/>| author_name <text:s text:c="3"/>| No_ofcopies | branch_id |</text:p>
      <text:p text:style-name="P1">+---------+-------+-----------------+----------------+-------------+-----------+</text:p>
      <text:p text:style-name="P1">| <text:s text:c="4"/>101 | Hello | penguin Books <text:s text:c="2"/>| jurgen todenn <text:s/>| <text:s text:c="10"/>5 | <text:s text:c="6"/>432 |</text:p>
      <text:p text:style-name="P1">| <text:s text:c="4"/>102 | hero <text:s/>| Atlantic Books <text:s/>| amish tripathi | <text:s text:c="9"/>10 | <text:s text:c="6"/>456 |</text:p>
      <text:p text:style-name="P1">| <text:s text:c="4"/>103 | zero <text:s/>| greystone books | JK Rowling <text:s text:c="4"/>| <text:s text:c="9"/>15 | <text:s text:c="6"/>694 |</text:p>
      <text:p text:style-name="P1">| <text:s text:c="4"/>104 | far <text:s text:c="2"/>| penguin books <text:s text:c="2"/>| Agatha deriste | <text:s text:c="10"/>6 | <text:s text:c="6"/>150 |</text:p>
      <text:p text:style-name="P1">+---------+-------+-----------------+----------------+-------------+-----------+</text:p>
      <text:p text:style-name="P1">4 rows in set (0.01 sec)</text:p>
      <text:p text:style-name="P1"/>
      <text:p text:style-name="P2">2)</text:p>
      <text:p text:style-name="P1">mysql&gt; select card_no from book_lending where date_out between "2017:01:01" AND "2018:01:01" group by card_no having count(*)&gt;0;</text:p>
      <text:p text:style-name="P1">+---------+</text:p>
      <text:p text:style-name="P1">| card_no |</text:p>
      <text:p text:style-name="P1">+---------+</text:p>
      <text:p text:style-name="P1">| <text:s text:c="4"/>175 |</text:p>
      <text:p text:style-name="P1">| <text:s text:c="4"/>181 |</text:p>
      <text:p text:style-name="P1">+---------+</text:p>
      <text:p text:style-name="P1">2 rows in set (0.00 sec)</text:p>
      <text:p text:style-name="P4"><text:s/></text:p>
      <text:p text:style-name="P4"><text:span text:style-name="T1">3)</text:span>delete from book where title = "hello";</text:p>
      <text:p text:style-name="P2"/>
      <text:p text:style-name="P3">4)create view xyz as select pub_year from book;</text:p>
      <text:p text:style-name="P3">Query OK, 0 rows affected (0.04 sec)</text:p>
      <text:p text:style-name="P3"/>
      <text:p text:style-name="P3">mysql&gt; select*from xyz;</text:p>
      <text:p text:style-name="P3">+----------+</text:p>
      <text:p text:style-name="P3">| pub_year |</text:p>
      <text:p text:style-name="P3">+----------+</text:p>
      <text:p text:style-name="P3">| <text:s text:c="4"/>1998 |</text:p>
      <text:p text:style-name="P3">| <text:s text:c="4"/>1999 |</text:p>
      <text:p text:style-name="P3">| <text:s text:c="4"/>2000 |</text:p>
      <text:p text:style-name="P3">| <text:s text:c="4"/>2001 |</text:p>
      <text:p text:style-name="P3">+----------+</text:p>
      <text:p text:style-name="P3">4 rows in set (0.00 sec)</text:p>
      <text:p text:style-name="P5"/>
      <text:p text:style-name="P5">5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reate view v as select b.book_id,b.title,bc.No_ofcopies from book b,book_copies bc where b.book_id=bc.book_id;</text:p>
      <text:p text:style-name="P5">Query OK, 0 rows affected (0.04 sec)</text:p>
      <text:p text:style-name="P5"/>
      <text:p text:style-name="P5">mysql&gt; select*from v;</text:p>
      <text:p text:style-name="P5">+---------+-------+-------------+</text:p>
      <text:p text:style-name="P5">| book_id | title | No_ofcopies |</text:p>
      <text:p text:style-name="P5">+---------+-------+-------------+</text:p>
      <text:p text:style-name="P5">| <text:s text:c="4"/>101 | Hello | <text:s text:c="10"/>5 |</text:p>
      <text:p text:style-name="P5">| <text:s text:c="4"/>102 | hero <text:s/>| <text:s text:c="9"/>10 |</text:p>
      <text:p text:style-name="P5">| <text:s text:c="4"/>103 | zero <text:s/>| <text:s text:c="9"/>15 |</text:p>
      <text:p text:style-name="P5">| <text:s text:c="4"/>104 | far <text:s text:c="2"/>| <text:s text:c="10"/>6 |</text:p>
      <text:p text:style-name="P5">+---------+-------+-------------+</text:p>
      <text:p text:style-name="P5">4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5:46:42.085303633</meta:creation-date>
    <dc:date>2018-11-16T16:14:51.128235966</dc:date>
    <meta:editing-duration>PT5M30S</meta:editing-duration>
    <meta:editing-cycles>1</meta:editing-cycles>
    <meta:document-statistic meta:table-count="0" meta:image-count="0" meta:object-count="0" meta:page-count="2" meta:paragraph-count="48" meta:word-count="310" meta:character-count="2110" meta:non-whitespace-character-count="1701"/>
    <meta:generator>LibreOffice/6.0.3.2$Linux_X86_64 LibreOffice_project/00m0$Build-2</meta:generator>
  </office:meta>
</office:document-meta>
</file>